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ISOCPEUR1" svg:font-family="ISOCPEUR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ISOCPEUR" svg:font-family="ISOCPEUR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svg:stroke-opacity="100%" draw:stroke-linejoin="round" draw:fill="none" fo:padding-top="0.18cm" fo:padding-bottom="0.18cm" fo:padding-left="0.305cm" fo:padding-right="0.305cm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0.73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336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374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0.416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</style:style>
    <style:style style:name="gr8" style:family="graphic" style:parent-style-name="standard">
      <style:graphic-properties draw:stroke="none" draw:fill="none" draw:textarea-vertical-align="middle" fo:min-height="0.323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65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solid" draw:fill-color="#ffffff" draw:shadow="hidden"/>
    </style:style>
    <style:style style:name="gr1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none" draw:fill="none" draw:textarea-vertical-align="middle" fo:min-height="1.058cm" fo:min-width="2.54cm" fo:padding-top="0.071cm" fo:padding-bottom="0.071cm" fo:padding-left="0.071cm" fo:padding-right="0.071cm"/>
    </style:style>
    <style:style style:name="gr1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marker-start="Arrow" draw:marker-start-width="0.3cm" draw:textarea-vertical-align="middle"/>
    </style:style>
    <style:style style:name="gr19" style:family="graphic" style:parent-style-name="standard">
      <style:graphic-properties draw:stroke="solid" svg:stroke-width="0.026cm" svg:stroke-color="#000000" svg:stroke-opacity="100%" draw:stroke-linejoin="round" draw:fill="none" draw:fill-color="#ffffff" fo:padding-top="0.138cm" fo:padding-bottom="0.138cm" fo:padding-left="0.263cm" fo:padding-right="0.263cm" draw:shadow="hidden"/>
    </style:style>
    <style:style style:name="gr20" style:family="graphic" style:parent-style-name="standard">
      <style:graphic-properties draw:stroke="none" draw:fill="none" draw:fill-color="#ffffff" draw:textarea-vertical-align="middle" fo:min-height="1.218cm" fo:min-width="2.54cm" fo:padding-top="0.141cm" fo:padding-bottom="0.141cm" fo:padding-left="0.141cm" fo:padding-right="0.141cm"/>
    </style:style>
    <style:style style:name="gr21" style:family="graphic" style:parent-style-name="objectwithoutfill">
      <style:graphic-properties draw:marker-end="Arrow" draw:marker-end-width="0.3cm" draw:fill="none" draw:fill-color="#000000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35cm"/>
    </style:style>
    <style:style style:name="gr23" style:family="graphic" style:parent-style-name="standard">
      <style:graphic-properties draw:stroke="none" svg:stroke-color="#000000" draw:fill="none" draw:fill-color="#ffffff" fo:min-height="0.645cm"/>
    </style:style>
    <style:style style:name="gr24" style:family="graphic" style:parent-style-name="standard">
      <style:graphic-properties draw:stroke="none" draw:fill="none" draw:textarea-vertical-align="middle" fo:min-height="1.481cm" fo:min-width="2.54cm" fo:padding-top="0.071cm" fo:padding-bottom="0.071cm" fo:padding-left="0.071cm" fo:padding-right="0.071cm"/>
    </style:style>
    <style:style style:name="gr25" style:family="graphic" style:parent-style-name="standard">
      <style:graphic-properties svg:stroke-color="#000000" draw:fill="none" draw:fill-color="#000000" draw:textarea-vertical-align="middle" draw:auto-grow-height="false" fo:min-height="1.218cm" fo:min-width="0cm"/>
    </style:style>
    <style:style style:name="gr26" style:family="graphic" style:parent-style-name="standard">
      <style:graphic-properties draw:stroke="dash" draw:stroke-dash="Dash_5f_0" svg:stroke-width="0.035cm" svg:stroke-color="#000000" svg:stroke-opacity="100%" draw:stroke-linejoin="round" draw:fill="none" fo:padding-top="0.142cm" fo:padding-bottom="0.142cm" fo:padding-left="0.267cm" fo:padding-right="0.267cm" draw:shadow="hidden"/>
    </style:style>
    <style:style style:name="gr27" style:family="graphic" style:parent-style-name="standard">
      <style:graphic-properties draw:stroke="none" svg:stroke-color="#000000" draw:fill="none" draw:fill-color="#ffffff" fo:min-height="1.61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20%" fo:text-align="center" fo:text-indent="0cm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 style:font-name="ISOCPEUR1" fo:font-size="8pt" style:font-name-asian="ISOCPEUR1" style:font-size-asian="8pt" style:font-name-complex="ISOCPEUR1" style:font-size-complex="8pt"/>
    </style:style>
    <style:style style:name="T2" style:family="text">
      <style:text-properties fo:color="#000000" style:font-name="ISOCPEUR1" fo:font-size="9pt" style:font-name-asian="ISOCPEUR1" style:font-size-asian="9pt" style:font-name-complex="ISOCPEUR1" style:font-size-complex="9pt"/>
    </style:style>
    <style:style style:name="T3" style:family="text">
      <style:text-properties fo:color="#000000" style:font-name="ISOCPEUR1" fo:font-size="10pt" style:font-name-asian="ISOCPEUR1" style:font-size-asian="10pt" style:font-name-complex="ISOCPEUR1" style:font-size-complex="10pt"/>
    </style:style>
    <style:style style:name="T4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6" style:family="text">
      <style:text-properties fo:color="#000000" style:font-name="Calibri1" fo:font-size="10pt" fo:background-color="#ffffff" style:font-name-asian="Calibri1" style:font-size-asian="10pt" style:font-name-complex="Calibri1" style:font-size-complex="10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polyline draw:style-name="gr1" draw:text-style-name="P1" draw:layer="layout" svg:width="39.5cm" svg:height="28.5cm" svg:x="2cm" svg:y="0.7cm" svg:viewBox="0 0 39501 28501" draw:points="0,0 0,28501 39501,28501 39501,0">
          <text:p/>
        </draw:polyline>
        <draw:line draw:style-name="gr1" draw:text-style-name="P1" draw:layer="layout" svg:x1="41.5cm" svg:y1="0.7cm" svg:x2="2cm" svg:y2="0.7cm">
          <text:p/>
        </draw:line>
        <draw:polyline draw:style-name="gr1" draw:text-style-name="P1" draw:layer="layout" svg:width="18.5cm" svg:height="5.5cm" svg:x="23cm" svg:y="23.7cm" svg:viewBox="0 0 18501 5501" draw:points="18501,0 0,0 0,5501">
          <text:p/>
        </draw:polyline>
        <draw:line draw:style-name="gr1" draw:text-style-name="P1" draw:layer="layout" svg:x1="41.5cm" svg:y1="25.2cm" svg:x2="29.5cm" svg:y2="25.2cm">
          <text:p/>
        </draw:line>
        <draw:line draw:style-name="gr1" draw:text-style-name="P1" draw:layer="layout" svg:x1="29.5cm" svg:y1="23.7cm" svg:x2="29.5cm" svg:y2="29.199cm">
          <text:p/>
        </draw:line>
        <draw:line draw:style-name="gr1" draw:text-style-name="P1" draw:layer="layout" svg:x1="41.5cm" svg:y1="27.7cm" svg:x2="29.5cm" svg:y2="27.7cm">
          <text:p/>
        </draw:line>
        <draw:line draw:style-name="gr1" draw:text-style-name="P1" draw:layer="layout" svg:x1="36.5cm" svg:y1="25.2cm" svg:x2="36.5cm" svg:y2="29.2cm">
          <text:p/>
        </draw:line>
        <draw:line draw:style-name="gr1" draw:text-style-name="P1" draw:layer="layout" svg:x1="36.5cm" svg:y1="25.7cm" svg:x2="41.5cm" svg:y2="25.7cm">
          <text:p/>
        </draw:line>
        <draw:line draw:style-name="gr1" draw:text-style-name="P1" draw:layer="layout" svg:x1="36.5cm" svg:y1="27.2cm" svg:x2="41.5cm" svg:y2="27.2cm">
          <text:p/>
        </draw:line>
        <draw:line draw:style-name="gr1" draw:text-style-name="P1" draw:layer="layout" svg:x1="38cm" svg:y1="25.2cm" svg:x2="38cm" svg:y2="27.2cm">
          <text:p/>
        </draw:line>
        <draw:line draw:style-name="gr2" draw:text-style-name="P1" draw:layer="layout" svg:x1="37cm" svg:y1="25.7cm" svg:x2="37cm" svg:y2="27.2cm">
          <text:p/>
        </draw:line>
        <draw:line draw:style-name="gr2" draw:text-style-name="P1" draw:layer="layout" svg:x1="37.5cm" svg:y1="25.7cm" svg:x2="37.5cm" svg:y2="27.2cm">
          <text:p/>
        </draw:line>
        <draw:line draw:style-name="gr1" draw:text-style-name="P1" draw:layer="layout" svg:x1="38.5cm" svg:y1="27.2cm" svg:x2="38.5cm" svg:y2="27.699cm">
          <text:p/>
        </draw:line>
        <draw:line draw:style-name="gr1" draw:text-style-name="P1" draw:layer="layout" svg:x1="39.75cm" svg:y1="25.2cm" svg:x2="39.75cm" svg:y2="27.2cm">
          <text:p/>
        </draw:line>
        <draw:line draw:style-name="gr1" draw:text-style-name="P1" draw:layer="layout" svg:x1="28.5cm" svg:y1="23.7cm" svg:x2="28.5cm" svg:y2="29.199cm">
          <text:p/>
        </draw:line>
        <draw:line draw:style-name="gr1" draw:text-style-name="P1" draw:layer="layout" svg:x1="27cm" svg:y1="23.7cm" svg:x2="27cm" svg:y2="29.199cm">
          <text:p/>
        </draw:line>
        <draw:line draw:style-name="gr1" draw:text-style-name="P1" draw:layer="layout" svg:x1="24.7cm" svg:y1="23.7cm" svg:x2="24.7cm" svg:y2="29.199cm">
          <text:p/>
        </draw:line>
        <draw:line draw:style-name="gr2" draw:text-style-name="P1" draw:layer="layout" svg:x1="23cm" svg:y1="24.2cm" svg:x2="29.499cm" svg:y2="24.2cm">
          <text:p/>
        </draw:line>
        <draw:line draw:style-name="gr2" draw:text-style-name="P1" draw:layer="layout" svg:x1="23cm" svg:y1="24.7cm" svg:x2="29.499cm" svg:y2="24.7cm">
          <text:p/>
        </draw:line>
        <draw:line draw:style-name="gr2" draw:text-style-name="P1" draw:layer="layout" svg:x1="23cm" svg:y1="25.2cm" svg:x2="29.499cm" svg:y2="25.2cm">
          <text:p/>
        </draw:line>
        <draw:line draw:style-name="gr1" draw:text-style-name="P1" draw:layer="layout" svg:x1="23cm" svg:y1="25.7cm" svg:x2="29.499cm" svg:y2="25.7cm">
          <text:p/>
        </draw:line>
        <draw:line draw:style-name="gr1" draw:text-style-name="P1" draw:layer="layout" svg:x1="23cm" svg:y1="26.2cm" svg:x2="29.499cm" svg:y2="26.2cm">
          <text:p/>
        </draw:line>
        <draw:line draw:style-name="gr2" draw:text-style-name="P1" draw:layer="layout" svg:x1="23cm" svg:y1="26.7cm" svg:x2="29.499cm" svg:y2="26.7cm">
          <text:p/>
        </draw:line>
        <draw:line draw:style-name="gr2" draw:text-style-name="P1" draw:layer="layout" svg:x1="23cm" svg:y1="27.2cm" svg:x2="29.499cm" svg:y2="27.2cm">
          <text:p/>
        </draw:line>
        <draw:line draw:style-name="gr2" draw:text-style-name="P1" draw:layer="layout" svg:x1="23cm" svg:y1="27.7cm" svg:x2="29.512cm" svg:y2="27.7cm">
          <text:p/>
        </draw:line>
        <draw:line draw:style-name="gr2" draw:text-style-name="P1" draw:layer="layout" svg:x1="23cm" svg:y1="28.2cm" svg:x2="29.499cm" svg:y2="28.2cm">
          <text:p/>
        </draw:line>
        <draw:line draw:style-name="gr2" draw:text-style-name="P1" draw:layer="layout" svg:x1="23cm" svg:y1="28.7cm" svg:x2="29.499cm" svg:y2="28.7cm">
          <text:p/>
        </draw:line>
        <draw:line draw:style-name="gr1" draw:text-style-name="P1" draw:layer="layout" svg:x1="23.7cm" svg:y1="23.7cm" svg:x2="23.7cm" svg:y2="26.2cm">
          <text:p/>
        </draw:line>
        <draw:frame draw:style-name="gr3" draw:text-style-name="P3" draw:layer="layout" svg:width="0.75cm" svg:height="0.88cm" svg:x="23cm" svg:y="25.544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478cm" svg:x="23.75cm" svg:y="25.711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478cm" svg:x="24.75cm" svg:y="25.711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3" draw:text-style-name="P3" draw:layer="layout" svg:width="1.45cm" svg:height="0.88cm" svg:x="27cm" svg:y="25.51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478cm" svg:x="28.55cm" svg:y="25.711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478cm" svg:x="36.55cm" svg:y="25.211cm">
          <draw:text-box>
            <text:p text:style-name="P2"><text:span text:style-name="T1">Лит.</text:span></text:p>
          </draw:text-box>
        </draw:frame>
        <draw:frame draw:style-name="gr4" draw:text-style-name="P1" draw:layer="layout" svg:width="1.65cm" svg:height="0.478cm" svg:x="38.05cm" svg:y="25.211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478cm" svg:x="39.8cm" svg:y="25.211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478cm" svg:x="36.55cm" svg:y="27.211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9cm" svg:height="0.478cm" svg:x="38.55cm" svg:y="27.211cm">
          <draw:text-box>
            <text:p text:style-name="P2"><text:span text:style-name="T1">Листов</text:span></text:p>
          </draw:text-box>
        </draw:frame>
        <draw:frame draw:style-name="gr5" draw:text-style-name="P1" draw:layer="layout" svg:width="1.7cm" svg:height="0.516cm" svg:x="23cm" svg:y="26.242cm">
          <draw:text-box>
            <text:p text:style-name="P4"><text:span text:style-name="T2">Разраб.</text:span></text:p>
          </draw:text-box>
        </draw:frame>
        <draw:frame draw:style-name="gr6" draw:text-style-name="P1" draw:layer="layout" svg:width="1.6cm" svg:height="0.558cm" svg:x="23.06cm" svg:y="26.671cm">
          <draw:text-box>
            <text:p text:style-name="P4"><text:span text:style-name="T3">Пров.</text:span></text:p>
          </draw:text-box>
        </draw:frame>
        <draw:frame draw:style-name="gr7" draw:text-style-name="P1" draw:layer="layout" svg:width="2cm" svg:height="0.541cm" svg:x="24.8cm" svg:y="26.18cm">
          <draw:text-box>
            <text:p text:style-name="P2"><text:span text:style-name="T4">Стаховский</text:span></text:p>
          </draw:text-box>
        </draw:frame>
        <draw:frame draw:style-name="gr8" draw:text-style-name="P1" draw:layer="layout" svg:width="2.28cm" svg:height="0.541cm" svg:x="24.7cm" svg:y="26.71cm">
          <draw:text-box>
            <text:p text:style-name="P2"><text:span text:style-name="T4">Калабухов</text:span></text:p>
          </draw:text-box>
        </draw:frame>
        <draw:frame draw:style-name="gr9" draw:text-style-name="P1" draw:layer="layout" svg:width="4.4cm" svg:height="1cm" svg:x="36.8cm" svg:y="27.9cm">
          <draw:text-box>
            <text:p text:style-name="P2"><text:span text:style-name="T5">БГУИР, гр 450502</text:span></text:p>
          </draw:text-box>
        </draw:frame>
        <draw:frame draw:style-name="gr9" draw:text-style-name="P1" draw:layer="layout" svg:width="11.4cm" svg:height="1cm" svg:x="29.8cm" svg:y="23.9cm">
          <draw:text-box>
            <text:p text:style-name="P2"><text:span text:style-name="T5">БГУИР 450502</text:span></text:p>
          </draw:text-box>
        </draw:frame>
        <draw:frame draw:style-name="gr10" draw:text-style-name="P1" draw:layer="layout" svg:width="6.2cm" svg:height="1.8cm" svg:x="29.8cm" svg:y="25.5cm">
          <draw:text-box>
            <text:p text:style-name="P2"><text:span text:style-name="T5">Приложение В</text:span><text:span text:style-name="T5"><text:line-break/></text:span><text:span text:style-name="T5">Блок схемы основных алгоритмов программы</text:span></text:p>
          </draw:text-box>
        </draw:frame>
        <draw:g>
          <draw:g>
            <draw:path draw:style-name="gr11" draw:text-style-name="P5" draw:layer="layout" svg:width="2.5cm" svg:height="1cm" svg:x="6.156cm" svg:y="3.9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12" draw:text-style-name="P1" draw:layer="layout" svg:width="2.5cm" svg:height="1cm" svg:x="6.156cm" svg:y="3.9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9" draw:text-style-name="P1" draw:layer="layout" svg:width="2.5cm" svg:height="1.018cm" svg:x="6.156cm" svg:y="3.891cm">
            <draw:text-box>
              <text:p text:style-name="P2"><text:span text:style-name="T4">Вход </text:span><text:span text:style-name="T4"><text:line-break/></text:span><text:span text:style-name="T4">upload.mainfunc()</text:span></text:p>
            </draw:text-box>
          </draw:frame>
        </draw:g>
        <draw:g xml:id="id7" draw:id="id7">
          <draw:g>
            <draw:path draw:style-name="gr11" draw:text-style-name="P5" draw:layer="layout" svg:width="2.501cm" svg:height="1cm" svg:x="6.095cm" svg:y="25.199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  <draw:path draw:style-name="gr12" draw:text-style-name="P1" draw:layer="layout" svg:width="2.501cm" svg:height="1cm" svg:x="6.095cm" svg:y="25.199cm" svg:viewBox="0 0 2502 1001" svg:d="M500 1001h1502c92 0 170-21 250-67s137-103 183-183 67-158 67-251c0-92-21-170-67-250s-103-137-183-183-158-67-250-67h-1502c-92 0-170 21-250 67s-137 103-183 183-67 158-67 251c0 92 21 170 67 250s103 137 183 183 158 67 250 67z">
              <text:p/>
            </draw:path>
          </draw:g>
          <draw:frame draw:style-name="gr9" draw:text-style-name="P1" draw:layer="layout" svg:width="2.5cm" svg:height="1.018cm" svg:x="6.095cm" svg:y="25.19cm">
            <draw:text-box>
              <text:p text:style-name="P2"><text:span text:style-name="T4">Выход upload.mainfunc()</text:span></text:p>
            </draw:text-box>
          </draw:frame>
        </draw:g>
        <draw:g xml:id="id8" draw:id="id8">
          <draw:g>
            <draw:path draw:style-name="gr11" draw:text-style-name="P5" draw:layer="layout" svg:width="2.5cm" svg:height="1.2cm" svg:x="15.6cm" svg:y="1.46cm" svg:viewBox="0 0 2501 1201" svg:d="M600 1201h1302c110 0 204-25 300-80 95-56 164-125 219-220 55-96 80-190 80-301 0-110-25-204-80-300-55-95-124-164-219-220-96-55-190-80-300-80h-1302c-110 0-204 25-300 80-95 56-164 125-219 220-55 96-81 190-81 301 0 110 26 204 81 300 55 95 124 164 219 220 96 55 190 80 300 80z">
              <text:p/>
            </draw:path>
            <draw:path draw:style-name="gr12" draw:text-style-name="P1" draw:layer="layout" svg:width="2.5cm" svg:height="1.2cm" svg:x="15.6cm" svg:y="1.46cm" svg:viewBox="0 0 2501 1201" svg:d="M600 1201h1302c110 0 204-25 300-80 95-56 164-125 219-220 55-96 80-190 80-301 0-110-25-204-80-300-55-95-124-164-219-220-96-55-190-80-300-80h-1302c-110 0-204 25-300 80-95 56-164 125-219 220-55 96-81 190-81 301 0 110 26 204 81 300 55 95 124 164 219 220 96 55 190 80 300 80z">
              <text:p/>
            </draw:path>
          </draw:g>
          <draw:frame draw:style-name="gr13" draw:text-style-name="P1" draw:layer="layout" svg:width="2.5cm" svg:height="1.2cm" svg:x="15.6cm" svg:y="1.46cm">
            <draw:text-box>
              <text:p text:style-name="P2"><text:span text:style-name="T4">Вход</text:span></text:p>
              <text:p text:style-name="P2"><text:span text:style-name="T4">get.download()</text:span></text:p>
            </draw:text-box>
          </draw:frame>
        </draw:g>
        <draw:g xml:id="id25" draw:id="id25">
          <draw:g>
            <draw:path draw:style-name="gr11" draw:text-style-name="P5" draw:layer="layout" svg:width="2.5cm" svg:height="1.2cm" svg:x="22.099cm" svg:y="10.018cm" svg:viewBox="0 0 2501 1201" svg:d="M600 1201h1302c110 0 204-25 300-80 95-56 164-125 219-220 55-96 80-190 80-301 0-110-25-204-80-300-55-95-124-164-219-220-96-55-190-80-300-80h-1302c-110 0-204 25-300 80-95 56-164 125-219 220-55 96-81 190-81 301 0 110 26 204 81 300 55 95 124 164 219 220 96 55 190 80 300 80z">
              <text:p/>
            </draw:path>
            <draw:path draw:style-name="gr12" draw:text-style-name="P1" draw:layer="layout" svg:width="2.5cm" svg:height="1.2cm" svg:x="22.099cm" svg:y="10.018cm" svg:viewBox="0 0 2501 1201" svg:d="M600 1201h1302c110 0 204-25 300-80 95-56 164-125 219-220 55-96 80-190 80-301 0-110-25-204-80-300-55-95-124-164-219-220-96-55-190-80-300-80h-1302c-110 0-204 25-300 80-95 56-164 125-219 220-55 96-81 190-81 301 0 110 26 204 81 300 55 95 124 164 219 220 96 55 190 80 300 80z">
              <text:p/>
            </draw:path>
          </draw:g>
          <draw:frame draw:style-name="gr13" draw:text-style-name="P1" draw:layer="layout" svg:width="2.5cm" svg:height="1.2cm" svg:x="22.099cm" svg:y="10.018cm">
            <draw:text-box>
              <text:p text:style-name="P2"><text:span text:style-name="T4">Выход</text:span><text:span text:style-name="T4"><text:line-break/></text:span><text:span text:style-name="T4">get.download()</text:span></text:p>
            </draw:text-box>
          </draw:frame>
        </draw:g>
        <draw:g>
          <draw:g>
            <draw:path draw:style-name="gr11" draw:text-style-name="P5" draw:layer="layout" svg:width="2.5cm" svg:height="1cm" svg:x="30.975cm" svg:y="5.2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12" draw:text-style-name="P1" draw:layer="layout" svg:width="2.5cm" svg:height="1cm" svg:x="30.975cm" svg:y="5.2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9" draw:text-style-name="P1" draw:layer="layout" svg:width="2.5cm" svg:height="1.018cm" svg:x="30.975cm" svg:y="5.191cm">
            <draw:text-box>
              <text:p text:style-name="P2"><text:span text:style-name="T4">Вход</text:span><text:span text:style-name="T4"><text:line-break/></text:span><text:span text:style-name="T4">client.actions()</text:span></text:p>
            </draw:text-box>
          </draw:frame>
        </draw:g>
        <draw:line draw:style-name="gr14" draw:text-style-name="P1" xml:id="id31" draw:id="id31" draw:layer="layout" svg:x1="32.225cm" svg:y1="6.2cm" svg:x2="32.225cm" svg:y2="7.339cm">
          <text:p/>
        </draw:line>
        <draw:g>
          <draw:g>
            <draw:polygon draw:style-name="gr11" draw:text-style-name="P5" draw:layer="layout" svg:width="2.5cm" svg:height="1.5cm" svg:x="30.975cm" svg:y="7.34cm" svg:viewBox="0 0 2501 1501" draw:points="0,1501 2501,1501 2501,0 0,0">
              <text:p/>
            </draw:polygon>
            <draw:polygon draw:style-name="gr12" draw:text-style-name="P1" draw:layer="layout" svg:width="2.5cm" svg:height="1.5cm" svg:x="30.975cm" svg:y="7.34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30.975cm" svg:y="7.34cm">
            <draw:text-box>
              <text:p text:style-name="P2"><text:span text:style-name="T4">Вывод меню на экран. Выбор пункта меню</text:span></text:p>
            </draw:text-box>
          </draw:frame>
        </draw:g>
        <draw:g xml:id="id26" draw:id="id26">
          <draw:g>
            <draw:polygon draw:style-name="gr11" draw:text-style-name="P5" draw:layer="layout" svg:width="2.5cm" svg:height="1.5cm" svg:x="30.975cm" svg:y="9.98cm" svg:viewBox="0 0 2501 1501" draw:points="0,751 1251,0 2501,751 1251,1501">
              <text:p/>
            </draw:polygon>
            <draw:polygon draw:style-name="gr12" draw:text-style-name="P1" draw:layer="layout" svg:width="2.5cm" svg:height="1.5cm" svg:x="30.975cm" svg:y="9.98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30.975cm" svg:y="9.98cm">
            <draw:text-box>
              <text:p text:style-name="P2"><text:span text:style-name="T4">Ошибка ввода</text:span></text:p>
            </draw:text-box>
          </draw:frame>
        </draw:g>
        <draw:g>
          <draw:g>
            <draw:path draw:style-name="gr11" draw:text-style-name="P5" draw:layer="layout" svg:width="2.5cm" svg:height="1cm" svg:x="31cm" svg:y="17.999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  <draw:path draw:style-name="gr12" draw:text-style-name="P1" draw:layer="layout" svg:width="2.5cm" svg:height="1cm" svg:x="31cm" svg:y="17.999cm" svg:viewBox="0 0 2501 1001" svg:d="M500 1001h1502c92 0 170-21 250-67 79-46 137-103 183-183s66-158 66-251c0-92-20-170-66-250s-104-137-183-183c-80-46-158-67-250-67h-1502c-92 0-170 21-250 67-79 46-137 103-183 183s-67 158-67 251c0 92 21 170 67 250s104 137 183 183c80 46 158 67 250 67z">
              <text:p/>
            </draw:path>
          </draw:g>
          <draw:frame draw:style-name="gr9" draw:text-style-name="P1" draw:layer="layout" svg:width="2.5cm" svg:height="1.018cm" svg:x="31cm" svg:y="17.99cm">
            <draw:text-box>
              <text:p text:style-name="P2"><text:span text:style-name="T4">Выход</text:span><text:span text:style-name="T4"><text:line-break/></text:span><text:span text:style-name="T4">client.actions()</text:span></text:p>
            </draw:text-box>
          </draw:frame>
        </draw:g>
        <draw:line draw:style-name="gr14" draw:text-style-name="P1" draw:layer="layout" svg:x1="32.225cm" svg:y1="8.84cm" svg:x2="32.225cm" svg:y2="9.979cm">
          <text:p/>
        </draw:line>
        <draw:g xml:id="id27" draw:id="id27">
          <draw:g>
            <draw:polygon draw:style-name="gr11" draw:text-style-name="P5" draw:layer="layout" svg:width="2.5cm" svg:height="1.5cm" svg:x="30.999cm" svg:y="12.4cm" svg:viewBox="0 0 2501 1501" draw:points="0,1501 2501,1501 2501,0 0,0">
              <text:p/>
            </draw:polygon>
            <draw:polygon draw:style-name="gr12" draw:text-style-name="P1" draw:layer="layout" svg:width="2.5cm" svg:height="1.5cm" svg:x="30.999cm" svg:y="12.4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30.999cm" svg:y="12.4cm">
            <draw:text-box>
              <text:p text:style-name="P2"><text:span text:style-name="T4">Очистка буфера ввода. Повторный ввод</text:span></text:p>
            </draw:text-box>
          </draw:frame>
        </draw:g>
        <draw:g xml:id="id22" draw:id="id22">
          <draw:g>
            <draw:path draw:style-name="gr11" draw:text-style-name="P5" draw:layer="layout" svg:width="0.9cm" svg:height="0.901cm" svg:x="22.899cm" svg:y="2.9cm" svg:viewBox="0 0 901 902" svg:d="M0 451c0-83 19-154 60-225 42-72 93-124 165-166 72-41 143-60 225-60 83 0 154 19 226 60 72 42 123 94 165 166 41 71 60 142 60 225s-19 154-60 226c-42 71-93 123-165 165-72 41-143 60-225 60-83 0-154-19-226-60-72-42-123-94-165-165-41-72-60-143-60-226z">
              <text:p/>
            </draw:path>
            <draw:path draw:style-name="gr12" draw:text-style-name="P1" draw:layer="layout" svg:width="0.9cm" svg:height="0.901cm" svg:x="22.899cm" svg:y="2.9cm" svg:viewBox="0 0 901 902" svg:d="M0 451c0-83 19-154 60-225 42-72 93-124 165-166 72-41 143-60 225-60 83 0 154 19 226 60 72 42 123 94 165 166 41 71 60 142 60 225s-19 154-60 226c-42 71-93 123-165 165-72 41-143 60-225 60-83 0-154-19-226-60-72-42-123-94-165-165-41-72-60-143-60-226z">
              <text:p/>
            </draw:path>
          </draw:g>
          <draw:frame draw:style-name="gr16" draw:text-style-name="P1" draw:layer="layout" svg:width="0.9cm" svg:height="0.9cm" svg:x="22.899cm" svg:y="2.9cm">
            <draw:text-box>
              <text:p text:style-name="P2"><text:span text:style-name="T4">A</text:span></text:p>
            </draw:text-box>
          </draw:frame>
        </draw:g>
        <draw:g>
          <draw:g>
            <draw:polygon draw:style-name="gr11" draw:text-style-name="P5" draw:layer="layout" svg:width="3.25cm" svg:height="1.5cm" svg:x="5.795cm" svg:y="6.1cm" svg:viewBox="0 0 3251 1501" draw:points="0,1501 2501,1501 3251,0 750,0">
              <text:p/>
            </draw:polygon>
            <draw:polygon draw:style-name="gr12" draw:text-style-name="P1" draw:layer="layout" svg:width="3.25cm" svg:height="1.5cm" svg:x="5.795cm" svg:y="6.1cm" svg:viewBox="0 0 3251 1501" draw:points="0,1501 2501,1501 3251,0 750,0">
              <text:p/>
            </draw:polygon>
          </draw:g>
          <draw:frame draw:style-name="gr15" draw:text-style-name="P1" draw:layer="layout" svg:width="2.5cm" svg:height="1.5cm" svg:x="6.17cm" svg:y="6.1cm">
            <draw:text-box>
              <text:p text:style-name="P2"><text:span text:style-name="T4"><text:s/></text:span><text:span text:style-name="T4">Приглашение на ввод;</text:span></text:p>
            </draw:text-box>
          </draw:frame>
        </draw:g>
        <draw:g>
          <draw:g>
            <draw:polygon draw:style-name="gr11" draw:text-style-name="P5" draw:layer="layout" svg:width="2.5cm" svg:height="1.5cm" svg:x="6.194cm" svg:y="8.4cm" svg:viewBox="0 0 2501 1501" draw:points="0,1501 2501,1501 2501,0 0,0">
              <text:p/>
            </draw:polygon>
            <draw:polygon draw:style-name="gr12" draw:text-style-name="P1" draw:layer="layout" svg:width="2.5cm" svg:height="1.5cm" svg:x="6.194cm" svg:y="8.4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6.194cm" svg:y="8.4cm">
            <draw:text-box>
              <text:p text:style-name="P2"><text:span text:style-name="T4">Очистка потока cin</text:span></text:p>
            </draw:text-box>
          </draw:frame>
        </draw:g>
        <draw:g xml:id="id5" draw:id="id5">
          <draw:g>
            <draw:polygon draw:style-name="gr11" draw:text-style-name="P5" draw:layer="layout" svg:width="2.5cm" svg:height="1.5cm" svg:x="6.156cm" svg:y="12.9cm" svg:viewBox="0 0 2501 1501" draw:points="0,751 1251,0 2501,751 1251,1501">
              <text:p/>
            </draw:polygon>
            <draw:polygon draw:style-name="gr12" draw:text-style-name="P1" draw:layer="layout" svg:width="2.5cm" svg:height="1.5cm" svg:x="6.156cm" svg:y="12.9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6.156cm" svg:y="12.9cm">
            <draw:text-box>
              <text:p text:style-name="P2"><text:span text:style-name="T4">local_file !=»»</text:span></text:p>
            </draw:text-box>
          </draw:frame>
        </draw:g>
        <draw:g xml:id="id1" draw:id="id1">
          <draw:g>
            <draw:polygon draw:style-name="gr11" draw:text-style-name="P5" draw:layer="layout" svg:width="2.5cm" svg:height="1.5cm" svg:x="6.194cm" svg:y="15.2cm" svg:viewBox="0 0 2501 1501" draw:points="0,1501 2501,1501 2501,0 0,0">
              <text:p/>
            </draw:polygon>
            <draw:polygon draw:style-name="gr12" draw:text-style-name="P1" draw:layer="layout" svg:width="2.5cm" svg:height="1.5cm" svg:x="6.194cm" svg:y="15.2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6.194cm" svg:y="15.2cm">
            <draw:text-box>
              <text:p text:style-name="P2"><text:span text:style-name="T4">list.push_back</text:span></text:p>
              <text:p text:style-name="P2"><text:span text:style-name="T4">(local_file)</text:span></text:p>
            </draw:text-box>
          </draw:frame>
        </draw:g>
        <draw:line draw:style-name="gr14" draw:text-style-name="P1" draw:layer="layout" svg:x1="7.395cm" svg:y1="7.6cm" svg:x2="7.406cm" svg:y2="8.4cm">
          <text:p/>
        </draw:line>
        <draw:line draw:style-name="gr14" draw:text-style-name="P1" draw:layer="layout" svg:x1="7.406cm" svg:y1="9.9cm" svg:x2="7.395cm" svg:y2="10.7cm">
          <text:p/>
        </draw:line>
        <draw:line draw:style-name="gr14" draw:text-style-name="P1" draw:layer="layout" svg:x1="7.406cm" svg:y1="12.15cm" svg:x2="7.406cm" svg:y2="12.9cm">
          <text:p/>
        </draw:line>
        <draw:line draw:style-name="gr14" draw:text-style-name="P1" draw:layer="layout" svg:x1="7.406cm" svg:y1="4.9cm" svg:x2="7.406cm" svg:y2="6.15cm">
          <text:p/>
        </draw:line>
        <draw:g xml:id="id2" draw:id="id2">
          <draw:g>
            <draw:polygon draw:style-name="gr11" draw:text-style-name="P5" draw:layer="layout" svg:width="2.5cm" svg:height="1.5cm" svg:x="6.195cm" svg:y="10.699cm" svg:viewBox="0 0 2501 1501" draw:points="0,1501 2501,1501 2501,0 0,0">
              <text:p/>
            </draw:polygon>
            <draw:polygon draw:style-name="gr12" draw:text-style-name="P1" draw:layer="layout" svg:width="2.5cm" svg:height="1.5cm" svg:x="6.195cm" svg:y="10.699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6.195cm" svg:y="10.699cm">
            <draw:text-box>
              <text:p text:style-name="P2"><text:span text:style-name="T4">cin.clear()</text:span></text:p>
              <text:p text:style-name="P2"><text:span text:style-name="T4">getline(cin,</text:span></text:p>
              <text:p text:style-name="P2"><text:span text:style-name="T4">local_file)</text:span></text:p>
            </draw:text-box>
          </draw:frame>
        </draw:g>
        <draw:connector draw:style-name="gr17" draw:text-style-name="P6" draw:layer="layout" svg:x1="7.444cm" svg:y1="16.701cm" svg:x2="8.696cm" svg:y2="11.449cm" draw:start-shape="id1" draw:start-glue-point="2" draw:end-shape="id2" draw:end-glue-point="1" svg:d="M7444 16701v504h1756v-5756h-504" svg:viewBox="0 0 1757 5757">
          <text:p/>
        </draw:connector>
        <draw:line draw:style-name="gr18" draw:text-style-name="P7" draw:layer="layout" svg:x1="7.395cm" svg:y1="15.2cm" svg:x2="7.395cm" svg:y2="14.4cm">
          <text:p/>
        </draw:line>
        <draw:g xml:id="id6" draw:id="id6">
          <draw:g>
            <draw:polygon draw:style-name="gr11" draw:text-style-name="P5" draw:layer="layout" svg:width="2.399cm" svg:height="1.5cm" svg:x="6.195cm" svg:y="18.3cm" svg:viewBox="0 0 2400 1501" draw:points="0,1501 2400,1501 2400,1501 2400,1501 2400,480 2160,0 240,0 0,480">
              <text:p/>
            </draw:polygon>
            <draw:polygon draw:style-name="gr19" draw:text-style-name="P8" draw:layer="layout" svg:width="2.399cm" svg:height="1.5cm" svg:x="6.195cm" svg:y="18.3cm" svg:viewBox="0 0 2400 1501" draw:points="0,1501 2400,1501 2400,1501 2400,1501 2400,480 2160,0 240,0 0,480">
              <text:p/>
            </draw:polygon>
          </draw:g>
          <draw:frame draw:style-name="gr20" draw:text-style-name="P9" draw:layer="layout" svg:width="2.399cm" svg:height="1.68cm" svg:x="6.195cm" svg:y="18.21cm">
            <draw:text-box>
              <text:p text:style-name="P2"><text:span text:style-name="T6">i = 0;</text:span></text:p>
              <text:p text:style-name="P2"><text:span text:style-name="T6">i&lt;list.size();i++</text:span></text:p>
            </draw:text-box>
          </draw:frame>
        </draw:g>
        <draw:g xml:id="id4" draw:id="id4">
          <draw:polygon draw:style-name="gr11" draw:text-style-name="P5" draw:layer="layout" svg:width="2.499cm" svg:height="1.5cm" svg:x="6.095cm" svg:y="22.8cm" svg:viewBox="0 0 2500 1501" draw:points="2500,0 0,0 0,0 0,0 0,1021 250,1501 2250,1500 2500,1021">
            <text:p/>
          </draw:polygon>
          <draw:polygon draw:style-name="gr19" draw:text-style-name="P8" draw:layer="layout" svg:width="2.499cm" svg:height="1.5cm" svg:x="6.095cm" svg:y="22.8cm" svg:viewBox="0 0 2500 1501" draw:points="2500,0 0,0 0,0 0,0 0,1021 250,1501 2250,1500 2500,1021">
            <text:p/>
          </draw:polygon>
        </draw:g>
        <draw:g xml:id="id3" draw:id="id3">
          <draw:g>
            <draw:polygon draw:style-name="gr11" draw:text-style-name="P5" draw:layer="layout" svg:width="2.5cm" svg:height="1.5cm" svg:x="6.095cm" svg:y="20.699cm" svg:viewBox="0 0 2501 1501" draw:points="0,1501 2501,1501 2501,0 0,0">
              <text:p/>
            </draw:polygon>
            <draw:path draw:style-name="gr12" draw:text-style-name="P1" draw:layer="layout" svg:width="2.5cm" svg:height="1.5cm" svg:x="6.095cm" svg:y="20.699cm" svg:viewBox="0 0 2501 1501" svg:d="M0 1501h2501v-1501h-2501zM299 1501v-1501M2201 1501v-1501">
              <text:p/>
            </draw:path>
          </draw:g>
          <draw:frame draw:style-name="gr15" draw:text-style-name="P1" draw:layer="layout" svg:width="2.5cm" svg:height="1.5cm" svg:x="6.095cm" svg:y="20.699cm">
            <draw:text-box>
              <text:p text:style-name="P2"><text:span text:style-name="T4">Upload.</text:span></text:p>
              <text:p text:style-name="P2"><text:span text:style-name="T4">upload_func</text:span></text:p>
              <text:p text:style-name="P2"><text:span text:style-name="T4">(list[i])</text:span></text:p>
            </draw:text-box>
          </draw:frame>
        </draw:g>
        <draw:connector draw:style-name="gr17" draw:text-style-name="P6" draw:layer="layout" svg:x1="7.345cm" svg:y1="22.2cm" svg:x2="7.345cm" svg:y2="22.8cm" draw:start-shape="id3" draw:start-glue-point="2" draw:end-shape="id4" draw:end-glue-point="0" svg:d="M7345 22200v600" svg:viewBox="0 0 1 601">
          <text:p/>
        </draw:connector>
        <draw:line draw:style-name="gr21" draw:text-style-name="P10" draw:layer="layout" svg:x1="7.395cm" svg:y1="19.8cm" svg:x2="7.395cm" svg:y2="20.7cm">
          <text:p/>
        </draw:line>
        <draw:connector draw:style-name="gr21" draw:text-style-name="P10" draw:layer="layout" svg:x1="6.156cm" svg:y1="13.65cm" svg:x2="6.195cm" svg:y2="19.05cm" draw:start-shape="id5" draw:start-glue-point="3" draw:end-shape="id6" draw:end-glue-point="3" svg:d="M6156 13650h-504v5400h543" svg:viewBox="0 0 544 5401">
          <text:p/>
        </draw:connector>
        <draw:frame draw:style-name="gr22" draw:text-style-name="P11" draw:layer="layout" svg:width="1.1cm" svg:height="0.649cm" svg:x="5.095cm" svg:y="13cm">
          <draw:text-box>
            <text:p><text:span text:style-name="T7">true</text:span></text:p>
          </draw:text-box>
        </draw:frame>
        <draw:frame draw:style-name="gr23" draw:text-style-name="P11" draw:layer="layout" svg:width="1.4cm" svg:height="0.895cm" svg:x="7.495cm" svg:y="14.4cm">
          <draw:text-box>
            <text:p><text:span text:style-name="T7">false</text:span></text:p>
          </draw:text-box>
        </draw:frame>
        <draw:connector draw:style-name="gr21" draw:text-style-name="P10" draw:layer="layout" svg:x1="7.345cm" svg:y1="24.301cm" svg:x2="7.346cm" svg:y2="25.19cm" draw:start-shape="id4" draw:start-glue-point="2" draw:end-shape="id7" draw:end-glue-point="0" svg:d="M7345 24301v451h1v438" svg:viewBox="0 0 2 890">
          <text:p/>
        </draw:connector>
        <draw:g xml:id="id9" draw:id="id9">
          <draw:g>
            <draw:polygon draw:style-name="gr11" draw:text-style-name="P5" draw:layer="layout" svg:width="2.5cm" svg:height="1.5cm" svg:x="15.6cm" svg:y="3.461cm" svg:viewBox="0 0 2501 1501" draw:points="0,1501 2501,1501 2501,0 0,0">
              <text:p/>
            </draw:polygon>
            <draw:polygon draw:style-name="gr12" draw:text-style-name="P1" draw:layer="layout" svg:width="2.5cm" svg:height="1.5cm" svg:x="15.6cm" svg:y="3.461cm" svg:viewBox="0 0 2501 1501" draw:points="0,1501 2501,1501 2501,0 0,0">
              <text:p/>
            </draw:polygon>
          </draw:g>
          <draw:frame draw:style-name="gr24" draw:text-style-name="P1" draw:layer="layout" svg:width="2.5cm" svg:height="1.972cm" svg:x="15.6cm" svg:y="3.226cm">
            <draw:text-box>
              <text:p text:style-name="P2"><text:span text:style-name="T4">Инициализация переменных absolute_filename и fileurl</text:span></text:p>
            </draw:text-box>
          </draw:frame>
        </draw:g>
        <draw:connector draw:style-name="gr21" draw:text-style-name="P10" draw:layer="layout" svg:x1="16.85cm" svg:y1="2.661cm" svg:x2="16.85cm" svg:y2="3.226cm" draw:start-shape="id8" draw:start-glue-point="2" draw:end-shape="id9" draw:end-glue-point="0" svg:d="M16850 2661v565" svg:viewBox="0 0 1 566">
          <text:p/>
        </draw:connector>
        <draw:g xml:id="id10" draw:id="id10">
          <draw:g>
            <draw:polygon draw:style-name="gr11" draw:text-style-name="P5" draw:layer="layout" svg:width="2.5cm" svg:height="1.5cm" svg:x="15.6cm" svg:y="6cm" svg:viewBox="0 0 2501 1501" draw:points="0,751 1251,0 2501,751 1251,1501">
              <text:p/>
            </draw:polygon>
            <draw:polygon draw:style-name="gr12" draw:text-style-name="P1" draw:layer="layout" svg:width="2.5cm" svg:height="1.5cm" svg:x="15.6cm" svg:y="6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15.6cm" svg:y="6cm">
            <draw:text-box>
              <text:p text:style-name="P2"><text:span text:style-name="T4">curl!=0</text:span></text:p>
            </draw:text-box>
          </draw:frame>
        </draw:g>
        <draw:connector draw:style-name="gr21" draw:text-style-name="P10" draw:layer="layout" svg:x1="16.85cm" svg:y1="5.198cm" svg:x2="16.85cm" svg:y2="6cm" draw:start-shape="id9" draw:start-glue-point="2" draw:end-shape="id10" draw:end-glue-point="0" svg:d="M16850 5198v802" svg:viewBox="0 0 1 803">
          <text:p/>
        </draw:connector>
        <draw:g xml:id="id11" draw:id="id11">
          <draw:g>
            <draw:polygon draw:style-name="gr11" draw:text-style-name="P5" draw:layer="layout" svg:width="2.5cm" svg:height="1.5cm" svg:x="15.599cm" svg:y="8.1cm" svg:viewBox="0 0 2501 1501" draw:points="0,751 1251,0 2501,751 1251,1501">
              <text:p/>
            </draw:polygon>
            <draw:polygon draw:style-name="gr12" draw:text-style-name="P1" draw:layer="layout" svg:width="2.5cm" svg:height="1.5cm" svg:x="15.599cm" svg:y="8.1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15.599cm" svg:y="8.1cm">
            <draw:text-box>
              <text:p text:style-name="P2"><text:span text:style-name="T4">login!=»\0»&amp;&amp;login!=»\n»</text:span></text:p>
            </draw:text-box>
          </draw:frame>
        </draw:g>
        <draw:connector draw:style-name="gr21" draw:text-style-name="P10" draw:layer="layout" svg:x1="16.85cm" svg:y1="7.501cm" svg:x2="16.849cm" svg:y2="8.1cm" draw:start-shape="id10" draw:start-glue-point="2" draw:end-shape="id11" draw:end-glue-point="0" svg:d="M16850 7501v300h-1v299" svg:viewBox="0 0 2 600">
          <text:p/>
        </draw:connector>
        <draw:g xml:id="id12" draw:id="id12">
          <draw:g>
            <draw:polygon draw:style-name="gr11" draw:text-style-name="P5" draw:layer="layout" svg:width="2.5cm" svg:height="1.5cm" svg:x="15.6cm" svg:y="10.261cm" svg:viewBox="0 0 2501 1501" draw:points="0,1501 2501,1501 2501,0 0,0">
              <text:p/>
            </draw:polygon>
            <draw:polygon draw:style-name="gr12" draw:text-style-name="P1" draw:layer="layout" svg:width="2.5cm" svg:height="1.5cm" svg:x="15.6cm" svg:y="10.261cm" svg:viewBox="0 0 2501 1501" draw:points="0,1501 2501,1501 2501,0 0,0">
              <text:p/>
            </draw:polygon>
          </draw:g>
          <draw:frame draw:style-name="gr24" draw:text-style-name="P1" draw:layer="layout" svg:width="2.5cm" svg:height="1.972cm" svg:x="15.6cm" svg:y="10.026cm">
            <draw:text-box>
              <text:p text:style-name="P2"><text:span text:style-name="T4">Установка логина и пароля для будущей передачи</text:span></text:p>
            </draw:text-box>
          </draw:frame>
        </draw:g>
        <draw:connector draw:style-name="gr21" draw:text-style-name="P10" draw:layer="layout" svg:x1="16.849cm" svg:y1="9.601cm" svg:x2="16.85cm" svg:y2="10.026cm" draw:start-shape="id11" draw:start-glue-point="2" draw:end-shape="id12" draw:end-glue-point="0" svg:d="M16849 9601v215h1v210" svg:viewBox="0 0 2 426">
          <text:p/>
        </draw:connector>
        <draw:g xml:id="id13" draw:id="id13">
          <draw:g>
            <draw:polygon draw:style-name="gr11" draw:text-style-name="P5" draw:layer="layout" svg:width="2.5cm" svg:height="1.5cm" svg:x="15.6cm" svg:y="12.638cm" svg:viewBox="0 0 2501 1501" draw:points="0,1501 2501,1501 2501,0 0,0">
              <text:p/>
            </draw:polygon>
            <draw:polygon draw:style-name="gr12" draw:text-style-name="P1" draw:layer="layout" svg:width="2.5cm" svg:height="1.5cm" svg:x="15.6cm" svg:y="12.638cm" svg:viewBox="0 0 2501 1501" draw:points="0,1501 2501,1501 2501,0 0,0">
              <text:p/>
            </draw:polygon>
          </draw:g>
          <draw:frame draw:style-name="gr24" draw:text-style-name="P1" draw:layer="layout" svg:width="2.5cm" svg:height="1.972cm" svg:x="15.6cm" svg:y="12.403cm">
            <draw:text-box>
              <text:p text:style-name="P2"><text:span text:style-name="T4">Установка остальных параметров для передачи</text:span></text:p>
            </draw:text-box>
          </draw:frame>
        </draw:g>
        <draw:connector draw:style-name="gr21" draw:text-style-name="P10" draw:layer="layout" svg:x1="16.85cm" svg:y1="11.998cm" svg:x2="16.85cm" svg:y2="12.403cm" draw:start-shape="id12" draw:start-glue-point="2" draw:end-shape="id13" draw:end-glue-point="0" svg:d="M16850 11998v405" svg:viewBox="0 0 1 406">
          <text:p/>
        </draw:connector>
        <draw:connector draw:style-name="gr21" draw:text-style-name="P10" draw:layer="layout" svg:x1="18.1cm" svg:y1="8.85cm" svg:x2="18.101cm" svg:y2="13.389cm" draw:start-shape="id11" draw:start-glue-point="1" draw:end-shape="id13" draw:end-glue-point="1" svg:d="M18100 8850h505v4539h-504" svg:viewBox="0 0 506 4540">
          <text:p/>
        </draw:connector>
        <draw:g xml:id="id14" draw:id="id14">
          <draw:g>
            <draw:polygon draw:style-name="gr11" draw:text-style-name="P5" draw:layer="layout" svg:width="2.5cm" svg:height="1.5cm" svg:x="15.6cm" svg:y="14.938cm" svg:viewBox="0 0 2501 1501" draw:points="0,1501 2501,1501 2501,0 0,0">
              <text:p/>
            </draw:polygon>
            <draw:polygon draw:style-name="gr12" draw:text-style-name="P1" draw:layer="layout" svg:width="2.5cm" svg:height="1.5cm" svg:x="15.6cm" svg:y="14.938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15.6cm" svg:y="14.938cm">
            <draw:text-box>
              <text:p text:style-name="P2"><text:span text:style-name="T4">Осуществление передачи данных</text:span></text:p>
            </draw:text-box>
          </draw:frame>
        </draw:g>
        <draw:connector draw:style-name="gr21" draw:text-style-name="P10" draw:layer="layout" svg:x1="16.85cm" svg:y1="14.375cm" svg:x2="16.85cm" svg:y2="14.938cm" draw:start-shape="id13" draw:start-glue-point="2" draw:end-shape="id14" draw:end-glue-point="0" svg:d="M16850 14375v563" svg:viewBox="0 0 1 564">
          <text:p/>
        </draw:connector>
        <draw:g xml:id="id15" draw:id="id15">
          <draw:g>
            <draw:polygon draw:style-name="gr11" draw:text-style-name="P5" draw:layer="layout" svg:width="2.5cm" svg:height="1.5cm" svg:x="15.6cm" svg:y="17.4cm" svg:viewBox="0 0 2501 1501" draw:points="0,751 1251,0 2501,751 1251,1501">
              <text:p/>
            </draw:polygon>
            <draw:polygon draw:style-name="gr12" draw:text-style-name="P1" draw:layer="layout" svg:width="2.5cm" svg:height="1.5cm" svg:x="15.6cm" svg:y="17.4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15.6cm" svg:y="17.4cm">
            <draw:text-box>
              <text:p text:style-name="P2"><text:span text:style-name="T4">Неудачная передача</text:span></text:p>
            </draw:text-box>
          </draw:frame>
        </draw:g>
        <draw:g xml:id="id16" draw:id="id16">
          <draw:g>
            <draw:polygon draw:style-name="gr11" draw:text-style-name="P5" draw:layer="layout" svg:width="2.5cm" svg:height="1.5cm" svg:x="12.199cm" svg:y="17.438cm" svg:viewBox="0 0 2501 1501" draw:points="0,1501 2501,1501 2501,0 0,0">
              <text:p/>
            </draw:polygon>
            <draw:polygon draw:style-name="gr12" draw:text-style-name="P1" draw:layer="layout" svg:width="2.5cm" svg:height="1.5cm" svg:x="12.199cm" svg:y="17.438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12.199cm" svg:y="17.438cm">
            <draw:text-box>
              <text:p text:style-name="P2"><text:span text:style-name="T4">Вывод ошибки в поток ошибок</text:span></text:p>
            </draw:text-box>
          </draw:frame>
        </draw:g>
        <draw:connector draw:style-name="gr21" draw:text-style-name="P10" draw:layer="layout" svg:x1="16.85cm" svg:y1="16.439cm" svg:x2="16.85cm" svg:y2="17.4cm" draw:start-shape="id14" draw:start-glue-point="2" draw:end-shape="id15" draw:end-glue-point="0" svg:d="M16850 16439v961" svg:viewBox="0 0 1 962">
          <text:p/>
        </draw:connector>
        <draw:connector draw:style-name="gr21" draw:text-style-name="P10" draw:layer="layout" svg:x1="15.6cm" svg:y1="18.15cm" svg:x2="14.7cm" svg:y2="18.188cm" draw:start-shape="id15" draw:start-glue-point="3" draw:end-shape="id16" draw:end-glue-point="1" svg:d="M15600 18150h-450v38h-450" svg:viewBox="0 0 901 39">
          <text:p/>
        </draw:connector>
        <draw:g xml:id="id17" draw:id="id17">
          <draw:g>
            <draw:polygon draw:style-name="gr11" draw:text-style-name="P5" draw:layer="layout" svg:width="2.5cm" svg:height="1.5cm" svg:x="15.599cm" svg:y="19.499cm" svg:viewBox="0 0 2501 1501" draw:points="0,1501 2501,1501 2501,0 0,0">
              <text:p/>
            </draw:polygon>
            <draw:polygon draw:style-name="gr12" draw:text-style-name="P1" draw:layer="layout" svg:width="2.5cm" svg:height="1.5cm" svg:x="15.599cm" svg:y="19.499cm" svg:viewBox="0 0 2501 1501" draw:points="0,1501 2501,1501 2501,0 0,0">
              <text:p/>
            </draw:polygon>
          </draw:g>
          <draw:frame draw:style-name="gr24" draw:text-style-name="P1" draw:layer="layout" svg:width="2.5cm" svg:height="1.972cm" svg:x="15.599cm" svg:y="19.264cm">
            <draw:text-box>
              <text:p text:style-name="P2"><text:span text:style-name="T4">Открытие скачанного файла для проверки</text:span></text:p>
            </draw:text-box>
          </draw:frame>
        </draw:g>
        <draw:g xml:id="id18" draw:id="id18">
          <draw:g>
            <draw:polygon draw:style-name="gr11" draw:text-style-name="P5" draw:layer="layout" svg:width="2.5cm" svg:height="1.5cm" svg:x="15.599cm" svg:y="21.7cm" svg:viewBox="0 0 2501 1501" draw:points="0,751 1251,0 2501,751 1251,1501">
              <text:p/>
            </draw:polygon>
            <draw:polygon draw:style-name="gr12" draw:text-style-name="P1" draw:layer="layout" svg:width="2.5cm" svg:height="1.5cm" svg:x="15.599cm" svg:y="21.7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15.599cm" svg:y="21.7cm">
            <draw:text-box>
              <text:p text:style-name="P2"><text:span text:style-name="T4">Файл не открылся</text:span></text:p>
            </draw:text-box>
          </draw:frame>
        </draw:g>
        <draw:g xml:id="id20" draw:id="id20">
          <draw:g>
            <draw:polygon draw:style-name="gr11" draw:text-style-name="P5" draw:layer="layout" svg:width="2.5cm" svg:height="1.5cm" svg:x="15.6cm" svg:y="24.238cm" svg:viewBox="0 0 2501 1501" draw:points="0,1501 2501,1501 2501,0 0,0">
              <text:p/>
            </draw:polygon>
            <draw:polygon draw:style-name="gr12" draw:text-style-name="P1" draw:layer="layout" svg:width="2.5cm" svg:height="1.5cm" svg:x="15.6cm" svg:y="24.238cm" svg:viewBox="0 0 2501 1501" draw:points="0,1501 2501,1501 2501,0 0,0">
              <text:p/>
            </draw:polygon>
          </draw:g>
          <draw:frame draw:style-name="gr24" draw:text-style-name="P1" draw:layer="layout" svg:width="2.5cm" svg:height="1.972cm" svg:x="15.6cm" svg:y="24.003cm">
            <draw:text-box>
              <text:p text:style-name="P2"><text:span text:style-name="T4">Закрытие файлового потока. Создание пустого файла</text:span></text:p>
            </draw:text-box>
          </draw:frame>
        </draw:g>
        <draw:g xml:id="id19" draw:id="id19">
          <draw:g>
            <draw:polygon draw:style-name="gr11" draw:text-style-name="P5" draw:layer="layout" svg:width="2.5cm" svg:height="1.5cm" svg:x="12.199cm" svg:y="21.661cm" svg:viewBox="0 0 2501 1501" draw:points="0,1501 2501,1501 2501,0 0,0">
              <text:p/>
            </draw:polygon>
            <draw:polygon draw:style-name="gr12" draw:text-style-name="P1" draw:layer="layout" svg:width="2.5cm" svg:height="1.5cm" svg:x="12.199cm" svg:y="21.661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12.199cm" svg:y="21.661cm">
            <draw:text-box>
              <text:p text:style-name="P2"><text:span text:style-name="T4">Закрытие файлового потока. </text:span></text:p>
            </draw:text-box>
          </draw:frame>
        </draw:g>
        <draw:connector draw:style-name="gr21" draw:text-style-name="P10" draw:layer="layout" draw:type="line" svg:x1="16.85cm" svg:y1="18.901cm" svg:x2="16.849cm" svg:y2="19.264cm" draw:start-shape="id15" draw:start-glue-point="2" draw:end-shape="id17" draw:end-glue-point="0" svg:d="M16850 18901l-1 363" svg:viewBox="0 0 2 364">
          <text:p/>
        </draw:connector>
        <draw:connector draw:style-name="gr21" draw:text-style-name="P10" draw:layer="layout" svg:x1="16.849cm" svg:y1="21.236cm" svg:x2="16.849cm" svg:y2="21.7cm" draw:start-shape="id17" draw:start-glue-point="2" draw:end-shape="id18" draw:end-glue-point="0" svg:d="M16849 21236v464" svg:viewBox="0 0 1 465">
          <text:p/>
        </draw:connector>
        <draw:connector draw:style-name="gr21" draw:text-style-name="P10" draw:layer="layout" svg:x1="15.599cm" svg:y1="22.45cm" svg:x2="14.7cm" svg:y2="22.411cm" draw:start-shape="id18" draw:start-glue-point="3" draw:end-shape="id19" draw:end-glue-point="1" svg:d="M15599 22450h-449v-39h-450" svg:viewBox="0 0 900 40">
          <text:p/>
        </draw:connector>
        <draw:connector draw:style-name="gr21" draw:text-style-name="P10" draw:layer="layout" svg:x1="16.849cm" svg:y1="23.201cm" svg:x2="16.85cm" svg:y2="24.003cm" draw:start-shape="id18" draw:start-glue-point="2" draw:end-shape="id20" draw:end-glue-point="0" svg:d="M16849 23201v403h1v399" svg:viewBox="0 0 2 803">
          <text:p/>
        </draw:connector>
        <draw:g xml:id="id21" draw:id="id21">
          <draw:g>
            <draw:path draw:style-name="gr11" draw:text-style-name="P5" draw:layer="layout" svg:width="0.9cm" svg:height="0.901cm" svg:x="16.399cm" svg:y="27.198cm" svg:viewBox="0 0 901 902" svg:d="M0 451c0-83 19-154 60-225 42-72 93-124 165-166 72-41 143-60 225-60 83 0 154 19 226 60 72 42 123 94 165 166 41 71 60 142 60 225s-19 154-60 226c-42 71-93 123-165 165-72 41-143 60-225 60-83 0-154-19-226-60-72-42-123-94-165-165-41-72-60-143-60-226z">
              <text:p/>
            </draw:path>
            <draw:path draw:style-name="gr12" draw:text-style-name="P1" draw:layer="layout" svg:width="0.9cm" svg:height="0.901cm" svg:x="16.399cm" svg:y="27.198cm" svg:viewBox="0 0 901 902" svg:d="M0 451c0-83 19-154 60-225 42-72 93-124 165-166 72-41 143-60 225-60 83 0 154 19 226 60 72 42 123 94 165 166 41 71 60 142 60 225s-19 154-60 226c-42 71-93 123-165 165-72 41-143 60-225 60-83 0-154-19-226-60-72-42-123-94-165-165-41-72-60-143-60-226z">
              <text:p/>
            </draw:path>
          </draw:g>
          <draw:frame draw:style-name="gr16" draw:text-style-name="P1" draw:layer="layout" svg:width="0.9cm" svg:height="0.9cm" svg:x="16.399cm" svg:y="27.198cm">
            <draw:text-box>
              <text:p text:style-name="P2"><text:span text:style-name="T4">A</text:span></text:p>
            </draw:text-box>
          </draw:frame>
        </draw:g>
        <draw:connector draw:style-name="gr21" draw:text-style-name="P10" draw:layer="layout" svg:x1="16.85cm" svg:y1="25.975cm" svg:x2="16.849cm" svg:y2="27.198cm" draw:start-shape="id20" draw:start-glue-point="2" draw:end-shape="id21" draw:end-glue-point="0" svg:d="M16850 25975v610h-1v613" svg:viewBox="0 0 2 1224">
          <text:p/>
        </draw:connector>
        <draw:connector draw:style-name="gr21" draw:text-style-name="P10" draw:layer="layout" svg:x1="13.449cm" svg:y1="23.162cm" svg:x2="16.399cm" svg:y2="27.649cm" draw:start-shape="id19" draw:start-glue-point="2" draw:end-shape="id21" draw:end-glue-point="3" svg:d="M13449 23162v4487h2950" svg:viewBox="0 0 2951 4488">
          <text:p/>
        </draw:connector>
        <draw:connector draw:style-name="gr21" draw:text-style-name="P10" draw:layer="layout" svg:x1="12.199cm" svg:y1="18.188cm" svg:x2="16.399cm" svg:y2="27.649cm" draw:start-shape="id16" draw:start-glue-point="3" draw:end-shape="id21" svg:d="M12199 18188h-504v9461h4704" svg:viewBox="0 0 4705 9462">
          <text:p/>
        </draw:connector>
        <draw:connector draw:style-name="gr21" draw:text-style-name="P10" draw:layer="layout" draw:line-skew="0.995cm" svg:x1="18.101cm" svg:y1="6.75cm" svg:x2="17.3cm" svg:y2="27.649cm" draw:start-shape="id10" draw:start-glue-point="1" draw:end-shape="id21" svg:d="M18101 6750h1499v20899h-2300" svg:viewBox="0 0 2301 20900">
          <text:p/>
        </draw:connector>
        <draw:g xml:id="id23" draw:id="id23">
          <draw:g>
            <draw:polygon draw:style-name="gr11" draw:text-style-name="P5" draw:layer="layout" svg:width="2.5cm" svg:height="1.5cm" svg:x="22.1cm" svg:y="4.9cm" svg:viewBox="0 0 2501 1501" draw:points="0,751 1251,0 2501,751 1251,1501">
              <text:p/>
            </draw:polygon>
            <draw:polygon draw:style-name="gr12" draw:text-style-name="P1" draw:layer="layout" svg:width="2.5cm" svg:height="1.5cm" svg:x="22.1cm" svg:y="4.9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22.1cm" svg:y="4.9cm">
            <draw:text-box>
              <text:p text:style-name="P2"><text:span text:style-name="T4">Файл открыт</text:span></text:p>
            </draw:text-box>
          </draw:frame>
        </draw:g>
        <draw:connector draw:style-name="gr21" draw:text-style-name="P10" draw:layer="layout" svg:x1="23.349cm" svg:y1="3.802cm" svg:x2="23.35cm" svg:y2="4.9cm" draw:start-shape="id22" draw:start-glue-point="2" draw:end-shape="id23" draw:end-glue-point="0" svg:d="M23349 3802v549h1v549" svg:viewBox="0 0 2 1099">
          <text:p/>
        </draw:connector>
        <draw:g xml:id="id24" draw:id="id24">
          <draw:g>
            <draw:polygon draw:style-name="gr11" draw:text-style-name="P5" draw:layer="layout" svg:width="2.5cm" svg:height="1.5cm" svg:x="22.1cm" svg:y="7.238cm" svg:viewBox="0 0 2501 1501" draw:points="0,1501 2501,1501 2501,0 0,0">
              <text:p/>
            </draw:polygon>
            <draw:polygon draw:style-name="gr12" draw:text-style-name="P1" draw:layer="layout" svg:width="2.5cm" svg:height="1.5cm" svg:x="22.1cm" svg:y="7.238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22.1cm" svg:y="7.238cm">
            <draw:text-box>
              <text:p text:style-name="P2"><text:span text:style-name="T4">Закрытие файла</text:span></text:p>
            </draw:text-box>
          </draw:frame>
        </draw:g>
        <draw:connector draw:style-name="gr21" draw:text-style-name="P10" draw:layer="layout" svg:x1="23.35cm" svg:y1="6.401cm" svg:x2="23.35cm" svg:y2="7.238cm" draw:start-shape="id23" draw:start-glue-point="2" draw:end-shape="id24" draw:end-glue-point="0" svg:d="M23350 6401v837" svg:viewBox="0 0 1 838">
          <text:p/>
        </draw:connector>
        <draw:connector draw:style-name="gr21" draw:text-style-name="P10" draw:layer="layout" svg:x1="23.35cm" svg:y1="8.739cm" svg:x2="23.349cm" svg:y2="10.018cm" draw:start-shape="id24" draw:start-glue-point="2" draw:end-shape="id25" draw:end-glue-point="0" svg:d="M23350 8739v640h-1v639" svg:viewBox="0 0 2 1280">
          <text:p/>
        </draw:connector>
        <draw:connector draw:style-name="gr21" draw:text-style-name="P10" draw:layer="layout" svg:x1="24.601cm" svg:y1="5.65cm" svg:x2="24.6cm" svg:y2="10.618cm" draw:start-shape="id23" draw:start-glue-point="1" draw:end-shape="id25" draw:end-glue-point="1" svg:d="M24601 5650h504v4968h-505" svg:viewBox="0 0 506 4969">
          <text:p/>
        </draw:connector>
        <draw:frame draw:style-name="gr22" draw:text-style-name="P11" draw:layer="layout" svg:width="1.1cm" svg:height="0.649cm" svg:x="15.4cm" svg:y="7.5cm">
          <draw:text-box>
            <text:p><text:span text:style-name="T7">true</text:span></text:p>
          </draw:text-box>
        </draw:frame>
        <draw:frame draw:style-name="gr22" draw:text-style-name="P11" draw:layer="layout" svg:width="1.1cm" svg:height="0.649cm" svg:x="14.9cm" svg:y="17.2cm">
          <draw:text-box>
            <text:p><text:span text:style-name="T7">true</text:span></text:p>
          </draw:text-box>
        </draw:frame>
        <draw:frame draw:style-name="gr22" draw:text-style-name="P11" draw:layer="layout" svg:width="1.1cm" svg:height="0.649cm" svg:x="17.2cm" svg:y="23.3cm">
          <draw:text-box>
            <text:p><text:span text:style-name="T7">true</text:span></text:p>
          </draw:text-box>
        </draw:frame>
        <draw:frame draw:style-name="gr22" draw:text-style-name="P11" draw:layer="layout" svg:width="1.1cm" svg:height="0.649cm" svg:x="21.9cm" svg:y="6.4cm">
          <draw:text-box>
            <text:p><text:span text:style-name="T7">true</text:span></text:p>
          </draw:text-box>
        </draw:frame>
        <draw:frame draw:style-name="gr23" draw:text-style-name="P11" draw:layer="layout" svg:width="1.4cm" svg:height="0.895cm" svg:x="17.5cm" svg:y="18.605cm">
          <draw:text-box>
            <text:p><text:span text:style-name="T7">false</text:span></text:p>
          </draw:text-box>
        </draw:frame>
        <draw:frame draw:style-name="gr23" draw:text-style-name="P11" draw:layer="layout" svg:width="1.4cm" svg:height="0.895cm" svg:x="18.1cm" svg:y="5.9cm">
          <draw:text-box>
            <text:p><text:span text:style-name="T7">false</text:span></text:p>
          </draw:text-box>
        </draw:frame>
        <draw:frame draw:style-name="gr23" draw:text-style-name="P11" draw:layer="layout" svg:width="1.4cm" svg:height="0.895cm" svg:x="17.8cm" svg:y="7.605cm">
          <draw:text-box>
            <text:p><text:span text:style-name="T7">false</text:span></text:p>
          </draw:text-box>
        </draw:frame>
        <draw:frame draw:style-name="gr22" draw:text-style-name="P11" draw:layer="layout" svg:width="1.1cm" svg:height="0.649cm" svg:x="15.2cm" svg:y="9.6cm">
          <draw:text-box>
            <text:p><text:span text:style-name="T7">true</text:span></text:p>
          </draw:text-box>
        </draw:frame>
        <draw:frame draw:style-name="gr23" draw:text-style-name="P11" draw:layer="layout" svg:width="1.4cm" svg:height="0.895cm" svg:x="14.8cm" svg:y="21.605cm">
          <draw:text-box>
            <text:p><text:span text:style-name="T7">false</text:span></text:p>
          </draw:text-box>
        </draw:frame>
        <draw:frame draw:style-name="gr23" draw:text-style-name="P11" draw:layer="layout" svg:width="1.4cm" svg:height="0.895cm" svg:x="24.5cm" svg:y="4.505cm">
          <draw:text-box>
            <text:p><text:span text:style-name="T7">false</text:span></text:p>
          </draw:text-box>
        </draw:frame>
        <draw:custom-shape draw:style-name="gr25" draw:text-style-name="P10" draw:layer="layout" svg:width="0.2cm" svg:height="1.6cm" svg:x="14.3cm" svg:y="19.5cm">
          <text:p/>
          <draw:enhanced-geometry svg:viewBox="0 0 21600 21600" draw:glue-points="0 0 0 21600 21600 10800" draw:text-areas="0 ?f3 15150 ?f4" draw:type="right-bracket" draw:modifiers="13.4915677701437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line draw:style-name="gr26" draw:text-style-name="P1" draw:layer="layout" svg:x1="14.6cm" svg:y1="20.2cm" svg:x2="15.3cm" svg:y2="20.2cm">
          <text:p/>
        </draw:line>
        <draw:frame draw:style-name="gr27" draw:text-style-name="P11" draw:layer="layout" svg:width="2cm" svg:height="2.241cm" svg:x="12.1cm" svg:y="19.4cm">
          <draw:text-box>
            <text:p><text:span text:style-name="T7">Блок для симуляции скачивания пустого файла</text:span></text:p>
          </draw:text-box>
        </draw:frame>
        <draw:line draw:style-name="gr26" draw:text-style-name="P1" draw:layer="layout" svg:x1="15.2cm" svg:y1="19.4cm" svg:x2="15.2cm" svg:y2="21.4cm">
          <text:p/>
        </draw:line>
        <draw:line draw:style-name="gr26" draw:text-style-name="P1" draw:layer="layout" svg:x1="12cm" svg:y1="21.4cm" svg:x2="15.2cm" svg:y2="21.4cm">
          <text:p/>
        </draw:line>
        <draw:line draw:style-name="gr26" draw:text-style-name="P1" draw:layer="layout" svg:x1="12cm" svg:y1="21.4cm" svg:x2="12cm" svg:y2="26.3cm">
          <text:p/>
        </draw:line>
        <draw:line draw:style-name="gr26" draw:text-style-name="P1" draw:layer="layout" svg:x1="12cm" svg:y1="26.2cm" svg:x2="18.9cm" svg:y2="26.2cm">
          <text:p/>
        </draw:line>
        <draw:line draw:style-name="gr26" draw:text-style-name="P1" draw:layer="layout" svg:x1="18.9cm" svg:y1="19.4cm" svg:x2="18.9cm" svg:y2="26.1cm">
          <text:p/>
        </draw:line>
        <draw:line draw:style-name="gr26" draw:text-style-name="P1" draw:layer="layout" svg:x1="15.3cm" svg:y1="19.4cm" svg:x2="18.9cm" svg:y2="19.4cm">
          <text:p/>
        </draw:line>
        <draw:connector draw:style-name="gr21" draw:text-style-name="P10" draw:layer="layout" svg:x1="32.225cm" svg:y1="11.481cm" svg:x2="32.249cm" svg:y2="12.4cm" draw:start-shape="id26" draw:start-glue-point="2" draw:end-shape="id27" draw:end-glue-point="0" svg:d="M32225 11481v460h24v459" svg:viewBox="0 0 25 920">
          <text:p/>
        </draw:connector>
        <draw:connector draw:style-name="gr21" draw:text-style-name="P10" draw:layer="layout" svg:x1="33.5cm" svg:y1="13.15cm" svg:x2="33.476cm" svg:y2="10.73cm" draw:start-shape="id27" draw:start-glue-point="1" draw:end-shape="id26" draw:end-glue-point="1" svg:d="M33500 13150h504v-2420h-528" svg:viewBox="0 0 529 2421">
          <text:p/>
        </draw:connector>
        <draw:g xml:id="id28" draw:id="id28">
          <draw:g>
            <draw:polygon draw:style-name="gr11" draw:text-style-name="P5" draw:layer="layout" svg:width="2.5cm" svg:height="1.5cm" svg:x="30.999cm" svg:y="15.299cm" svg:viewBox="0 0 2501 1501" draw:points="0,751 1251,0 2501,751 1251,1501">
              <text:p/>
            </draw:polygon>
            <draw:polygon draw:style-name="gr12" draw:text-style-name="P1" draw:layer="layout" svg:width="2.5cm" svg:height="1.5cm" svg:x="30.999cm" svg:y="15.299cm" svg:viewBox="0 0 2501 1501" draw:points="0,751 1251,0 2501,751 1251,1501">
              <text:p/>
            </draw:polygon>
          </draw:g>
          <draw:frame draw:style-name="gr15" draw:text-style-name="P1" draw:layer="layout" svg:width="2.5cm" svg:height="1.5cm" svg:x="30.999cm" svg:y="15.299cm">
            <draw:text-box>
              <text:p text:style-name="P2"><text:span text:style-name="T4">Оценка выбора</text:span></text:p>
            </draw:text-box>
          </draw:frame>
        </draw:g>
        <draw:connector draw:style-name="gr21" draw:text-style-name="P10" draw:layer="layout" draw:line-skew="0cm 1.31cm" svg:x1="30.975cm" svg:y1="10.73cm" svg:x2="32.249cm" svg:y2="15.299cm" draw:start-shape="id26" draw:start-glue-point="3" draw:end-shape="id28" draw:end-glue-point="0" svg:d="M30975 10730h-504v3970h1778v599" svg:viewBox="0 0 1779 4570">
          <text:p/>
        </draw:connector>
        <draw:g xml:id="id29" draw:id="id29">
          <draw:g>
            <draw:polygon draw:style-name="gr11" draw:text-style-name="P5" draw:layer="layout" svg:width="2.5cm" svg:height="1.5cm" svg:x="26.3cm" svg:y="15.338cm" svg:viewBox="0 0 2501 1501" draw:points="0,1501 2501,1501 2501,0 0,0">
              <text:p/>
            </draw:polygon>
            <draw:path draw:style-name="gr12" draw:text-style-name="P1" draw:layer="layout" svg:width="2.5cm" svg:height="1.5cm" svg:x="26.3cm" svg:y="15.338cm" svg:viewBox="0 0 2501 1501" svg:d="M0 1501h2501v-1501h-2501zM299 1501v-1501M2201 1501v-1501">
              <text:p/>
            </draw:path>
          </draw:g>
          <draw:frame draw:style-name="gr24" draw:text-style-name="P1" draw:layer="layout" svg:width="2.5cm" svg:height="1.972cm" svg:x="26.3cm" svg:y="15.103cm">
            <draw:text-box>
              <text:p text:style-name="P2"><text:span text:style-name="T4">Передача <text:s/>аргумента в <text:s/>terminal_</text:span></text:p>
              <text:p text:style-name="P2"><text:span text:style-name="T4">session()</text:span></text:p>
            </draw:text-box>
          </draw:frame>
        </draw:g>
        <draw:connector draw:style-name="gr21" draw:text-style-name="P10" draw:layer="layout" draw:line-skew="1.1cm" svg:x1="30.999cm" svg:y1="16.049cm" svg:x2="28.801cm" svg:y2="16.089cm" draw:start-shape="id28" draw:start-glue-point="3" draw:end-shape="id29" draw:end-glue-point="1" svg:d="M30999 16049h1v40h-2199" svg:viewBox="0 0 2200 41">
          <text:p/>
        </draw:connector>
        <draw:connector draw:style-name="gr21" draw:text-style-name="P10" draw:layer="layout" svg:x1="33.5cm" svg:y1="16.049cm" svg:x2="36.199cm" svg:y2="16.05cm" draw:start-shape="id28" draw:start-glue-point="1" draw:end-shape="id30" draw:end-glue-point="3" svg:d="M33500 16049h1350v1h1349" svg:viewBox="0 0 2700 2">
          <text:p/>
        </draw:connector>
        <draw:connector draw:style-name="gr21" draw:text-style-name="P10" draw:layer="layout" svg:x1="32.249cm" svg:y1="16.8cm" svg:x2="32.25cm" svg:y2="18cm" draw:start-shape="id28" draw:start-glue-point="2" svg:d="M32249 16800v852h1v348" svg:viewBox="0 0 2 1201">
          <text:p/>
        </draw:connector>
        <draw:g xml:id="id30" draw:id="id30">
          <draw:g>
            <draw:polygon draw:style-name="gr11" draw:text-style-name="P5" draw:layer="layout" svg:width="2.5cm" svg:height="1.5cm" svg:x="36.199cm" svg:y="15.3cm" svg:viewBox="0 0 2501 1501" draw:points="0,1501 2501,1501 2501,0 0,0">
              <text:p/>
            </draw:polygon>
            <draw:polygon draw:style-name="gr12" draw:text-style-name="P1" draw:layer="layout" svg:width="2.5cm" svg:height="1.5cm" svg:x="36.199cm" svg:y="15.3cm" svg:viewBox="0 0 2501 1501" draw:points="0,1501 2501,1501 2501,0 0,0">
              <text:p/>
            </draw:polygon>
          </draw:g>
          <draw:frame draw:style-name="gr15" draw:text-style-name="P1" draw:layer="layout" svg:width="2.5cm" svg:height="1.5cm" svg:x="36.199cm" svg:y="15.3cm">
            <draw:text-box>
              <text:p text:style-name="P2"><text:span text:style-name="T4">Очистка буфера ввода</text:span></text:p>
            </draw:text-box>
          </draw:frame>
        </draw:g>
        <draw:connector draw:style-name="gr21" draw:text-style-name="P10" draw:layer="layout" draw:line-skew="2.9cm" svg:x1="27.55cm" svg:y1="17.075cm" svg:x2="37.449cm" svg:y2="16.801cm" draw:start-shape="id29" draw:start-glue-point="2" draw:end-shape="id30" draw:end-glue-point="2" svg:d="M27550 17075v3400h9899v-3674" svg:viewBox="0 0 9900 3675">
          <text:p/>
        </draw:connector>
        <draw:connector draw:style-name="gr21" draw:text-style-name="P10" draw:layer="layout" draw:line-skew="-4.518cm" svg:x1="37.449cm" svg:y1="15.3cm" svg:x2="32.225cm" svg:y2="6.769cm" draw:start-shape="id30" draw:start-glue-point="0" draw:end-shape="id31" draw:end-glue-point="1" svg:d="M37449 15300v-8500h-5224v-31" svg:viewBox="0 0 5225 8532">
          <text:p/>
        </draw:connector>
        <draw:frame draw:style-name="gr23" draw:text-style-name="P11" draw:layer="layout" svg:width="1.4cm" svg:height="0.895cm" svg:x="28.9cm" svg:y="11.6cm">
          <draw:text-box>
            <text:p><text:span text:style-name="T7">false</text:span></text:p>
          </draw:text-box>
        </draw:frame>
        <draw:frame draw:style-name="gr23" draw:text-style-name="P11" draw:layer="layout" svg:width="1.4cm" svg:height="0.895cm" svg:x="32.5cm" svg:y="11.4cm">
          <draw:text-box>
            <text:p><text:span text:style-name="T7">true</text:span></text:p>
          </draw:text-box>
        </draw:frame>
        <draw:frame draw:style-name="gr23" draw:text-style-name="P11" draw:layer="layout" svg:width="1.4cm" svg:height="0.895cm" svg:x="29.5cm" svg:y="15.305cm">
          <draw:text-box>
            <text:p><text:span text:style-name="T7">1..7</text:span></text:p>
          </draw:text-box>
        </draw:frame>
        <draw:frame draw:style-name="gr23" draw:text-style-name="P11" draw:layer="layout" svg:width="1.4cm" svg:height="0.895cm" svg:x="31.4cm" svg:y="17.1cm">
          <draw:text-box>
            <text:p><text:span text:style-name="T7">0</text:span></text:p>
          </draw:text-box>
        </draw:frame>
        <draw:frame draw:style-name="gr23" draw:text-style-name="P11" draw:layer="layout" svg:width="1.4cm" svg:height="1.047cm" svg:x="33.8cm" svg:y="15.4cm">
          <draw:text-box>
            <text:p><text:span text:style-name="T7">Другое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ISOCPEUR1" svg:font-family="ISOCPEUR"/>
    <style:font-face style:name="Arial" svg:font-family="Arial" style:font-pitch="variable"/>
    <style:font-face style:name="Calibri" svg:font-family="Calibri" style:font-pitch="variable"/>
    <style:font-face style:name="FreeSans1" svg:font-family="FreeSans" style:font-pitch="variable"/>
    <style:font-face style:name="ISOCPEUR" svg:font-family="ISOCPEUR" style:font-pitch="variable"/>
    <style:font-face style:name="Liberation Sans1" svg:font-family="'Liberation Sans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draw:stroke-dash draw:name="Dash_5f_0" draw:display-name="Dash_0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2-23T12:48:29.763243776</dc:date>
    <meta:creation-date>2015-12-22T06:35:57Z</meta:creation-date>
    <meta:generator>LibreOffice/5.1.3.2$Linux_X86_64 LibreOffice_project/10m0$Build-2</meta:generator>
    <meta:editing-duration>PT6H43M13S</meta:editing-duration>
    <meta:editing-cycles>6</meta:editing-cycles>
    <meta:document-statistic meta:object-count="290"/>
  </office:meta>
</office:document-meta>
</file>